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rdfa="http://docs.oasis-open.org/opendocument/meta/rdfa#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2" style:family="table-column">
      <style:table-column-properties fo:break-before="auto" style:column-width="67.52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3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font-style-asian="normal" style:font-weight-asian="normal" style:font-name-complex="Tahoma" style:font-size-complex="10pt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 table:print="false">
        <table:table-column table:style-name="co2" table:default-cell-style-name="ce2"/>
        <table:table-column table:style-name="co3" table:number-columns-repeated="5" table:default-cell-style-name="ce2"/>
        <table:table-row table:style-name="ro2">
          <table:table-cell table:style-name="ce1" office:value-type="string" calcext:value-type="string">
            <text:p>Tuloslaskelma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Liiketoiminnan tuotot</text:p>
          </table:table-cell>
          <table:table-cell office:value-type="float" office:value="9927000" calcext:value-type="float">
            <text:p>9927000</text:p>
          </table:table-cell>
          <table:table-cell office:value-type="float" office:value="10140000" calcext:value-type="float">
            <text:p>10140000</text:p>
          </table:table-cell>
          <table:table-cell office:value-type="float" office:value="10224000" calcext:value-type="float">
            <text:p>10224000</text:p>
          </table:table-cell>
          <table:table-cell office:value-type="float" office:value="9891000" calcext:value-type="float">
            <text:p>9891000</text:p>
          </table:table-cell>
          <table:table-cell office:value-type="float" office:value="10236000" calcext:value-type="float">
            <text:p>10236000</text:p>
          </table:table-cell>
        </table:table-row>
        <table:table-row table:style-name="ro2">
          <table:table-cell office:value-type="string" calcext:value-type="string">
            <text:p>Liiketoiminnan kulut + arvonalennukset</text:p>
          </table:table-cell>
          <table:table-cell office:value-type="float" office:value="-5302000" calcext:value-type="float">
            <text:p>-5302000</text:p>
          </table:table-cell>
          <table:table-cell office:value-type="float" office:value="-5436000" calcext:value-type="float">
            <text:p>-5436000</text:p>
          </table:table-cell>
          <table:table-cell office:value-type="float" office:value="-5900000" calcext:value-type="float">
            <text:p>-5900000</text:p>
          </table:table-cell>
          <table:table-cell office:value-type="float" office:value="-5775000" calcext:value-type="float">
            <text:p>-5775000</text:p>
          </table:table-cell>
          <table:table-cell office:value-type="float" office:value="-6119000" calcext:value-type="float">
            <text:p>-6119000</text:p>
          </table:table-cell>
        </table:table-row>
        <table:table-row table:style-name="ro2">
          <table:table-cell office:value-type="string" calcext:value-type="string">
            <text:p>Liiketulos ennen poistoja</text:p>
          </table:table-cell>
          <table:table-cell office:value-type="float" office:value="4625000" calcext:value-type="float">
            <text:p>4625000</text:p>
          </table:table-cell>
          <table:table-cell office:value-type="float" office:value="4704000" calcext:value-type="float">
            <text:p>4704000</text:p>
          </table:table-cell>
          <table:table-cell office:value-type="float" office:value="4324000" calcext:value-type="float">
            <text:p>4324000</text:p>
          </table:table-cell>
          <table:table-cell office:value-type="float" office:value="4116000" calcext:value-type="float">
            <text:p>4116000</text:p>
          </table:table-cell>
          <table:table-cell office:value-type="float" office:value="4117000" calcext:value-type="float">
            <text:p>4117000</text:p>
          </table:table-cell>
        </table:table-row>
        <table:table-row table:style-name="ro2">
          <table:table-cell office:value-type="string" calcext:value-type="string">
            <text:p>Liiketoiminnan tulos verojen jälkeen</text:p>
          </table:table-cell>
          <table:table-cell office:value-type="float" office:value="3766000" calcext:value-type="float">
            <text:p>3766000</text:p>
          </table:table-cell>
          <table:table-cell office:value-type="float" office:value="3662000" calcext:value-type="float">
            <text:p>3662000</text:p>
          </table:table-cell>
          <table:table-cell office:value-type="float" office:value="3332000" calcext:value-type="float">
            <text:p>3332000</text:p>
          </table:table-cell>
          <table:table-cell office:value-type="float" office:value="3116000" calcext:value-type="float">
            <text:p>3116000</text:p>
          </table:table-cell>
          <table:table-cell office:value-type="float" office:value="2627000" calcext:value-type="float">
            <text:p>2627000</text:p>
          </table:table-cell>
        </table:table-row>
        <table:table-row table:style-name="ro2">
          <table:table-cell office:value-type="string" calcext:value-type="string">
            <text:p>Osakekohtainen tulos</text:p>
          </table:table-cell>
          <table:table-cell office:value-type="float" office:value="0.93" calcext:value-type="float">
            <text:p>0,93</text:p>
          </table:table-cell>
          <table:table-cell office:value-type="float" office:value="0.9" calcext:value-type="float">
            <text:p>0,9</text:p>
          </table:table-cell>
          <table:table-cell office:value-type="float" office:value="0.82" calcext:value-type="float">
            <text:p>0,82</text:p>
          </table:table-cell>
          <table:table-cell office:value-type="float" office:value="0.77" calcext:value-type="float">
            <text:p>0,77</text:p>
          </table:table-cell>
          <table:table-cell office:value-type="float" office:value="0.65" calcext:value-type="float">
            <text:p>0,65</text:p>
          </table:table-cell>
        </table:table-row>
        <table:table-row table:style-name="ro2">
          <table:table-cell office:value-type="string" calcext:value-type="string">
            <text:p>Osakkeiden määrä</text:p>
          </table:table-cell>
          <table:table-cell table:number-columns-repeated="4" office:value-type="float" office:value="4049951919" calcext:value-type="float">
            <text:p>4049951919</text:p>
          </table:table-cell>
          <table:table-cell office:value-type="float" office:value="4045000000" calcext:value-type="float">
            <text:p>4045000000</text:p>
          </table:table-cell>
        </table:table-row>
        <table:table-row table:style-name="ro2">
          <table:table-cell office:value-type="string" calcext:value-type="string">
            <text:p> </text:p>
          </table:table-cell>
          <table:table-cell table:style-name="Default" table:number-columns-repeated="5"/>
        </table:table-row>
        <table:table-row table:style-name="ro2">
          <table:table-cell table:style-name="ce1" office:value-type="string" calcext:value-type="string">
            <text:p>Tase (kEUR)</text:p>
          </table:table-cell>
          <table:table-cell table:style-name="ce1" office:value-type="float" office:value="2016" calcext:value-type="float">
            <text:p>2016</text:p>
          </table:table-cell>
          <table:table-cell table:style-name="ce1" office:value-type="float" office:value="2015" calcext:value-type="float">
            <text:p>2015</text:p>
          </table:table-cell>
          <table:table-cell table:style-name="ce1" office:value-type="float" office:value="2014" calcext:value-type="float">
            <text:p>2014</text:p>
          </table:table-cell>
          <table:table-cell table:style-name="ce1" office:value-type="float" office:value="2013" calcext:value-type="float">
            <text:p>2013</text:p>
          </table:table-cell>
          <table:table-cell table:style-name="ce1" office:value-type="string" calcext:value-type="string">
            <text:p>2012 *</text:p>
          </table:table-cell>
        </table:table-row>
        <table:table-row table:style-name="ro2">
          <table:table-cell office:value-type="string" calcext:value-type="string">
            <text:p>Käyttöomaisuus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Vaihto-omaisuus</text:p>
          </table:table-cell>
          <table:table-cell table:style-name="ce3" table:number-columns-repeated="5"/>
        </table:table-row>
        <table:table-row table:style-name="ro2">
          <table:table-cell office:value-type="string" calcext:value-type="string">
            <text:p>Varat yhteensä</text:p>
          </table:table-cell>
          <table:table-cell office:value-type="float" office:value="615659000" calcext:value-type="float">
            <text:p>615659000</text:p>
          </table:table-cell>
          <table:table-cell office:value-type="float" office:value="646868000" calcext:value-type="float">
            <text:p>646868000</text:p>
          </table:table-cell>
          <table:table-cell office:value-type="float" office:value="669342000" calcext:value-type="float">
            <text:p>669342000</text:p>
          </table:table-cell>
          <table:table-cell office:value-type="float" office:value="630434000" calcext:value-type="float">
            <text:p>630434000</text:p>
          </table:table-cell>
          <table:table-cell office:value-type="float" office:value="677420000" calcext:value-type="float">
            <text:p>677420000</text:p>
          </table:table-cell>
        </table:table-row>
        <table:table-row table:style-name="ro2">
          <table:table-cell office:value-type="string" calcext:value-type="string">
            <text:p>Oma pääoma</text:p>
          </table:table-cell>
          <table:table-cell office:value-type="float" office:value="32409000" calcext:value-type="float">
            <text:p>32409000</text:p>
          </table:table-cell>
          <table:table-cell office:value-type="float" office:value="31031000" calcext:value-type="float">
            <text:p>31031000</text:p>
          </table:table-cell>
          <table:table-cell office:value-type="float" office:value="29835000" calcext:value-type="float">
            <text:p>29835000</text:p>
          </table:table-cell>
          <table:table-cell office:value-type="float" office:value="29207000" calcext:value-type="float">
            <text:p>29207000</text:p>
          </table:table-cell>
          <table:table-cell office:value-type="float" office:value="28211000" calcext:value-type="float">
            <text:p>28211000</text:p>
          </table:table-cell>
        </table:table-row>
        <table:table-row table:style-name="ro2">
          <table:table-cell office:value-type="string" calcext:value-type="string">
            <text:p>Velat</text:p>
          </table:table-cell>
          <table:table-cell office:value-type="float" office:value="583250000" calcext:value-type="float">
            <text:p>583250000</text:p>
          </table:table-cell>
          <table:table-cell office:value-type="float" office:value="615837000" calcext:value-type="float">
            <text:p>615837000</text:p>
          </table:table-cell>
          <table:table-cell office:value-type="float" office:value="639507000" calcext:value-type="float">
            <text:p>639507000</text:p>
          </table:table-cell>
          <table:table-cell office:value-type="float" office:value="601227000" calcext:value-type="float">
            <text:p>601227000</text:p>
          </table:table-cell>
          <table:table-cell office:value-type="float" office:value="649209000" calcext:value-type="float">
            <text:p>649209000</text:p>
          </table:table-cell>
        </table:table-row>
        <table:table-row table:style-name="ro2">
          <table:table-cell office:value-type="string" calcext:value-type="string">
            <text:p>Oma pääoma ja velat</text:p>
          </table:table-cell>
          <table:table-cell office:value-type="float" office:value="615659000" calcext:value-type="float">
            <text:p>615659000</text:p>
          </table:table-cell>
          <table:table-cell office:value-type="float" office:value="646868000" calcext:value-type="float">
            <text:p>646868000</text:p>
          </table:table-cell>
          <table:table-cell office:value-type="float" office:value="669342000" calcext:value-type="float">
            <text:p>669342000</text:p>
          </table:table-cell>
          <table:table-cell office:value-type="float" office:value="630434000" calcext:value-type="float">
            <text:p>630434000</text:p>
          </table:table-cell>
          <table:table-cell office:value-type="float" office:value="677420000" calcext:value-type="float">
            <text:p>677420000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.00.0000</text:date>, <text:time style:data-style-name="N2" text:time-value="11:54:21.517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M29S</meta:editing-duration>
    <meta:editing-cycles>3</meta:editing-cycles>
    <meta:generator>LibreOffice/5.4.2.2$Windows_X86_64 LibreOffice_project/22b09f6418e8c2d508a9eaf86b2399209b0990f4</meta:generator>
    <dc:date>2017-11-22T11:54:28.594000000</dc:date>
    <meta:document-statistic meta:table-count="3" meta:cell-count="75" meta:object-count="0"/>
    <meta:user-defined meta:name="Info 1"/>
    <meta:user-defined meta:name="Info 2"/>
    <meta:user-defined meta:name="Info 3"/>
    <meta:user-defined meta:name="Info 4"/>
  </office:meta>
</office:document-meta>
</file>